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1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</office:automatic-styles>
  <office:body>
    <office:spreadsheet>
      <table:calculation-settings table:precision-as-shown="true" table:use-regular-expressions="false" table:use-wildcards="true"/>
      <table:table table:name="Feui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nche1</text:p>
          </table:table-cell>
          <table:table-cell office:value-type="string" calcext:value-type="string">
            <text:p>manche2</text:p>
          </table:table-cell>
          <table:table-cell office:value-type="string" calcext:value-type="string">
            <text:p>manche3</text:p>
          </table:table-cell>
          <table:table-cell office:value-type="string" calcext:value-type="string">
            <text:p>toujours saboteur</text:p>
          </table:table-cell>
          <table:table-cell/>
          <table:table-cell office:value-type="string" calcext:value-type="string">
            <text:p>ALEA.ENTRE.BORNES(0;10)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2]*[.B2]*[.C2]" office:value-type="float" office:value="0" calcext:value-type="float">
            <text:p>0</text:p>
          </table:table-cell>
          <table:table-cell/>
          <table:table-cell office:value-type="string" calcext:value-type="string">
            <text:p>permet de simuler le tirage d’une carte parmi les 11 (4+7)</text:p>
          </table:table-cell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3]*[.B3]*[.C3]" office:value-type="float" office:value="0" calcext:value-type="float">
            <text:p>0</text:p>
          </table:table-cell>
          <table:table-cell/>
          <table:table-cell office:value-type="string" calcext:value-type="string">
            <text:p>SI(ALEA.ENTRE.BORNES(0;10)&lt;4;1;0)</text:p>
          </table:table-cell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4]*[.B4]*[.C4]" office:value-type="float" office:value="0" calcext:value-type="float">
            <text:p>0</text:p>
          </table:table-cell>
          <table:table-cell/>
          <table:table-cell office:value-type="string" calcext:value-type="string">
            <text:p>permet de noter 1 si on obtient un saboteur (0,1,2,3) et 0 sinon (4,5,6,7,8,9,10)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5]*[.B5]*[.C5]" office:value-type="float" office:value="0" calcext:value-type="float">
            <text:p>0</text:p>
          </table:table-cell>
          <table:table-cell/>
          <table:table-cell office:value-type="string" calcext:value-type="string">
            <text:p>Enfin dans la colonne D, on fait le produit des trois premières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6]*[.B6]*[.C6]" office:value-type="float" office:value="0" calcext:value-type="float">
            <text:p>0</text:p>
          </table:table-cell>
          <table:table-cell/>
          <table:table-cell office:value-type="string" calcext:value-type="string">
            <text:p>Il y a deux possibilités : 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7]*[.B7]*[.C7]" office:value-type="float" office:value="0" calcext:value-type="float">
            <text:p>0</text:p>
          </table:table-cell>
          <table:table-cell/>
          <table:table-cell office:value-type="string" calcext:value-type="string">
            <text:p>- Une au moins des 3 colonnes vaut 0 et dans ce cas le produit vaut 0.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8]*[.B8]*[.C8]" office:value-type="float" office:value="0" calcext:value-type="float">
            <text:p>0</text:p>
          </table:table-cell>
          <table:table-cell/>
          <table:table-cell office:value-type="string" calcext:value-type="string">
            <text:p>- Toutes les colonnes valent 1, le produit aussi --&gt; saboteur tout le temps.</text:p>
          </table:table-cell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9]*[.B9]*[.C9]" office:value-type="float" office:value="1" calcext:value-type="float">
            <text:p>1</text:p>
          </table:table-cell>
          <table:table-cell/>
          <table:table-cell office:value-type="string" calcext:value-type="string">
            <text:p>La formule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10]*[.B10]*[.C10]" office:value-type="float" office:value="0" calcext:value-type="float">
            <text:p>0</text:p>
          </table:table-cell>
          <table:table-cell/>
          <table:table-cell office:value-type="string" calcext:value-type="string">
            <text:p>« =SI(ALEA.ENTRE.BORNES(0;10)&lt;4;1;0) » <text:s/>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11]*[.B11]*[.C11]" office:value-type="float" office:value="0" calcext:value-type="float">
            <text:p>0</text:p>
          </table:table-cell>
          <table:table-cell/>
          <table:table-cell office:value-type="string" calcext:value-type="string">
            <text:p>est entrée en A2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12]*[.B12]*[.C12]" office:value-type="float" office:value="0" calcext:value-type="float">
            <text:p>0</text:p>
          </table:table-cell>
          <table:table-cell/>
          <table:table-cell office:value-type="string" calcext:value-type="string">
            <text:p>puis étirée jusque C2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13]*[.B13]*[.C13]" office:value-type="float" office:value="0" calcext:value-type="float">
            <text:p>0</text:p>
          </table:table-cell>
          <table:table-cell/>
          <table:table-cell office:value-type="string" calcext:value-type="string">
            <text:p>La formule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14]*[.B14]*[.C14]" office:value-type="float" office:value="0" calcext:value-type="float">
            <text:p>0</text:p>
          </table:table-cell>
          <table:table-cell/>
          <table:table-cell office:value-type="string" calcext:value-type="string">
            <text:p>« =A2*B2*C3 » 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15]*[.B15]*[.C15]" office:value-type="float" office:value="0" calcext:value-type="float">
            <text:p>0</text:p>
          </table:table-cell>
          <table:table-cell/>
          <table:table-cell office:value-type="string" calcext:value-type="string">
            <text:p>est entrée en D2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16]*[.B16]*[.C16]" office:value-type="float" office:value="0" calcext:value-type="float">
            <text:p>0</text:p>
          </table:table-cell>
          <table:table-cell/>
          <table:table-cell office:value-type="string" calcext:value-type="string">
            <text:p>Ensuite, on sélectionne les cellules A2,B2,C2 et D2</text:p>
          </table:table-cell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17]*[.B17]*[.C17]" office:value-type="float" office:value="0" calcext:value-type="float">
            <text:p>0</text:p>
          </table:table-cell>
          <table:table-cell/>
          <table:table-cell office:value-type="string" calcext:value-type="string">
            <text:p>puis on étire jusque la ligne 101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18]*[.B18]*[.C18]" office:value-type="float" office:value="0" calcext:value-type="float">
            <text:p>0</text:p>
          </table:table-cell>
          <table:table-cell/>
          <table:table-cell office:value-type="string" calcext:value-type="string">
            <text:p>Enfin dans la cellule D103, on a entré la formule</text:p>
          </table:table-cell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19]*[.B19]*[.C19]" office:value-type="float" office:value="0" calcext:value-type="float">
            <text:p>0</text:p>
          </table:table-cell>
          <table:table-cell/>
          <table:table-cell office:value-type="string" calcext:value-type="string">
            <text:p>« =SOMME(D2:D101) »</text:p>
          </table:table-cell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20]*[.B20]*[.C2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21]*[.B21]*[.C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22]*[.B22]*[.C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23]*[.B23]*[.C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24]*[.B24]*[.C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25]*[.B25]*[.C2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26]*[.B26]*[.C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27]*[.B27]*[.C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28]*[.B28]*[.C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29]*[.B29]*[.C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30]*[.B30]*[.C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31]*[.B31]*[.C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32]*[.B32]*[.C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33]*[.B33]*[.C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34]*[.B34]*[.C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35]*[.B35]*[.C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36]*[.B36]*[.C3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37]*[.B37]*[.C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38]*[.B38]*[.C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39]*[.B39]*[.C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40]*[.B40]*[.C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41]*[.B41]*[.C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42]*[.B42]*[.C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43]*[.B43]*[.C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44]*[.B44]*[.C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45]*[.B45]*[.C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46]*[.B46]*[.C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47]*[.B47]*[.C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48]*[.B48]*[.C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49]*[.B49]*[.C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50]*[.B50]*[.C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51]*[.B51]*[.C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52]*[.B52]*[.C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53]*[.B53]*[.C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54]*[.B54]*[.C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55]*[.B55]*[.C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56]*[.B56]*[.C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57]*[.B57]*[.C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58]*[.B58]*[.C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59]*[.B59]*[.C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60]*[.B60]*[.C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61]*[.B61]*[.C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62]*[.B62]*[.C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63]*[.B63]*[.C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64]*[.B64]*[.C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65]*[.B65]*[.C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66]*[.B66]*[.C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67]*[.B67]*[.C6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68]*[.B68]*[.C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69]*[.B69]*[.C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70]*[.B70]*[.C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71]*[.B71]*[.C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72]*[.B72]*[.C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73]*[.B73]*[.C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74]*[.B74]*[.C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75]*[.B75]*[.C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76]*[.B76]*[.C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77]*[.B77]*[.C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78]*[.B78]*[.C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79]*[.B79]*[.C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80]*[.B80]*[.C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81]*[.B81]*[.C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82]*[.B82]*[.C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83]*[.B83]*[.C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84]*[.B84]*[.C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85]*[.B85]*[.C8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86]*[.B86]*[.C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87]*[.B87]*[.C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88]*[.B88]*[.C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89]*[.B89]*[.C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90]*[.B90]*[.C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91]*[.B91]*[.C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92]*[.B92]*[.C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93]*[.B93]*[.C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94]*[.B94]*[.C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95]*[.B95]*[.C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96]*[.B96]*[.C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[.A97]*[.B97]*[.C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98]*[.B98]*[.C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99]*[.B99]*[.C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100]*[.B100]*[.C1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1" calcext:value-type="float">
            <text:p>1</text:p>
          </table:table-cell>
          <table:table-cell table:formula="of:=IF(RANDBETWEEN(0;10)&lt;4;1;0)" office:value-type="float" office:value="0" calcext:value-type="float">
            <text:p>0</text:p>
          </table:table-cell>
          <table:table-cell table:formula="of:=[.A101]*[.B101]*[.C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table:formula="of:=SUM([.D2:.D101])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10484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nsieur SZCZEBARA</meta:initial-creator>
    <meta:creation-date>2020-04-30T08:09:50.840000000</meta:creation-date>
    <dc:date>2020-04-30T08:34:22.385000000</dc:date>
    <dc:creator>Monsieur SZCZEBARA</dc:creator>
    <meta:editing-duration>PT6M56S</meta:editing-duration>
    <meta:editing-cycles>1</meta:editing-cycles>
    <meta:document-statistic meta:table-count="1" meta:cell-count="424" meta:object-count="0"/>
    <meta:generator>LibreOffice/6.4.3.2$Windows_X86_64 LibreOffice_project/747b5d0ebf89f41c860ec2a39efd7cb15b54f2d8</meta:generator>
  </office:meta>
</office:document-meta>
</file>